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872cm" fo:min-width="1.622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draw:stroke-dash="Dot" svg:stroke-color="#000000" draw:fill="none" draw:fill-color="#ffffff" draw:textarea-horizontal-align="left" draw:auto-grow-height="false" draw:auto-grow-width="false" draw:fit-to-size="shrink-to-fit" style:shrink-to-fit="true" fo:min-height="0.25cm" fo:min-width="0cm"/>
      <style:paragraph-properties style:writing-mode="lr-tb"/>
    </style:style>
    <style:style style:name="gr5" style:family="graphic" style:parent-style-name="objectwithoutfill">
      <style:graphic-properties draw:marker-end="Circle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2.134cm"/>
      <style:paragraph-properties style:writing-mode="lr-tb"/>
    </style:style>
    <style:style style:name="gr7" style:family="graphic" style:parent-style-name="standard">
      <style:graphic-properties draw:fill="none" draw:textarea-vertical-align="middle" draw:auto-grow-height="false" fo:min-height="0.222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5cm" fo:min-width="1.25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35cm" fo:min-width="0.785cm"/>
    </style:style>
    <style:style style:name="gr10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1" style:family="graphic" style:parent-style-name="objectwithoutfill">
      <style:graphic-properties draw:marker-end="Circle" draw:marker-end-width="0.203cm"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cm" svg:y1="4.6cm" svg:x2="7cm" svg:y2="4.6cm">
          <text:p/>
        </draw:line>
        <draw:frame draw:style-name="gr3" draw:text-style-name="P2" draw:layer="layout" svg:width="1cm" svg:height="1cm" svg:x="5.6cm" svg:y="3.7cm">
          <draw:text-box>
            <text:p>C</text:p>
          </draw:text-box>
        </draw:frame>
        <draw:frame draw:style-name="gr4" draw:text-style-name="P2" draw:layer="layout" svg:width="1cm" svg:height="0.985cm" svg:x="4.1cm" svg:y="4.015cm">
          <draw:text-box>
            <text:p><text:span text:style-name="T1">id</text:span></text:p>
          </draw:text-box>
        </draw:frame>
        <draw:line draw:style-name="gr5" draw:text-style-name="P1" draw:layer="layout" svg:x1="7cm" svg:y1="5cm" svg:x2="8cm" svg:y2="5cm">
          <text:p/>
        </draw:line>
        <draw:line draw:style-name="gr5" draw:text-style-name="P1" draw:layer="layout" svg:x1="6.9cm" svg:y1="5.6cm" svg:x2="7.9cm" svg:y2="5.6cm">
          <text:p/>
        </draw:line>
        <draw:line draw:style-name="gr5" draw:text-style-name="P1" draw:layer="layout" svg:x1="6.5cm" svg:y1="6.1cm" svg:x2="8cm" svg:y2="6.1cm">
          <text:p/>
        </draw:line>
        <draw:frame draw:style-name="gr4" draw:text-style-name="P2" draw:layer="layout" svg:width="1cm" svg:height="0.985cm" svg:x="7.9cm" svg:y="4.616cm">
          <draw:text-box>
            <text:p><text:span text:style-name="T1">o1</text:span></text:p>
          </draw:text-box>
        </draw:frame>
        <draw:frame draw:style-name="gr4" draw:text-style-name="P2" draw:layer="layout" svg:width="1cm" svg:height="0.985cm" svg:x="7.9cm" svg:y="5.217cm">
          <draw:text-box>
            <text:p><text:span text:style-name="T1">o2</text:span></text:p>
          </draw:text-box>
        </draw:frame>
        <draw:frame draw:style-name="gr4" draw:text-style-name="P2" draw:layer="layout" svg:width="1cm" svg:height="0.985cm" svg:x="7.9cm" svg:y="5.818cm">
          <draw:text-box>
            <text:p><text:span text:style-name="T1">o3</text:span></text:p>
          </draw:text-box>
        </draw:frame>
        <draw:frame draw:style-name="gr6" draw:text-style-name="P2" draw:layer="layout" svg:width="2.5cm" svg:height="1.384cm" svg:x="4.6cm" svg:y="4.816cm">
          <draw:text-box>
            <text:p>memory</text:p>
            <text:p>+</text:p>
            <text:p>behaviour</text:p>
          </draw:text-box>
        </draw:frame>
        <draw:custom-shape draw:style-name="gr7" draw:text-style-name="P1" draw:layer="layout" svg:width="2cm" svg:height="1.5cm" svg:x="6.8cm" svg:y="2.8cm">
          <text:p/>
          <draw:enhanced-geometry svg:viewBox="0 0 640 861" draw:mirror-vertical="true" draw:mirror-horizontal="true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4" draw:layer="layout" svg:width="2cm" svg:height="1cm" svg:x="9cm" svg:y="2cm">
          <text:p text:style-name="P3"><text:span text:style-name="T2">message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9" draw:text-style-name="P1" draw:layer="layout" svg:width="1.817cm" svg:height="1.817cm" svg:x="14.478cm" svg:y="2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478cm" svg:y1="3.447cm" svg:x2="16.295cm" svg:y2="3.447cm">
          <text:p/>
        </draw:line>
        <draw:frame draw:style-name="gr10" draw:text-style-name="P2" draw:layer="layout" svg:width="1.698cm" svg:height="1.505cm" svg:x="14.947cm" svg:y="2.702cm">
          <draw:text-box>
            <text:p><text:span text:style-name="T3">C1</text:span></text:p>
          </draw:text-box>
        </draw:frame>
        <draw:line draw:style-name="gr11" draw:text-style-name="P1" draw:layer="layout" svg:x1="16.295cm" svg:y1="3.689cm" svg:x2="16.901cm" svg:y2="3.689cm">
          <text:p/>
        </draw:line>
        <draw:line draw:style-name="gr11" draw:text-style-name="P1" draw:layer="layout" svg:x1="16.234cm" svg:y1="4.053cm" svg:x2="16.84cm" svg:y2="4.053cm">
          <text:p/>
        </draw:line>
        <draw:line draw:style-name="gr11" draw:text-style-name="P1" draw:layer="layout" svg:x1="15.992cm" svg:y1="4.355cm" svg:x2="16.9cm" svg:y2="4.355cm">
          <text:p/>
        </draw:line>
        <draw:custom-shape draw:style-name="gr9" draw:text-style-name="P1" draw:layer="layout" svg:width="1.817cm" svg:height="1.817cm" svg:x="14.478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478cm" svg:y1="6.048cm" svg:x2="16.295cm" svg:y2="6.048cm">
          <text:p/>
        </draw:line>
        <draw:frame draw:style-name="gr10" draw:text-style-name="P2" draw:layer="layout" svg:width="1.698cm" svg:height="1.505cm" svg:x="14.947cm" svg:y="5.303cm">
          <draw:text-box>
            <text:p><text:span text:style-name="T3">C2</text:span></text:p>
          </draw:text-box>
        </draw:frame>
        <draw:line draw:style-name="gr11" draw:text-style-name="P1" draw:layer="layout" svg:x1="16.295cm" svg:y1="6.29cm" svg:x2="16.901cm" svg:y2="6.29cm">
          <text:p/>
        </draw:line>
        <draw:line draw:style-name="gr11" draw:text-style-name="P1" draw:layer="layout" svg:x1="16.234cm" svg:y1="6.654cm" svg:x2="16.84cm" svg:y2="6.654cm">
          <text:p/>
        </draw:line>
        <draw:custom-shape draw:style-name="gr9" draw:text-style-name="P1" draw:layer="layout" svg:width="1.817cm" svg:height="1.817cm" svg:x="17.078cm" svg:y="7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078cm" svg:y1="8.349cm" svg:x2="18.895cm" svg:y2="8.349cm">
          <text:p/>
        </draw:line>
        <draw:frame draw:style-name="gr10" draw:text-style-name="P2" draw:layer="layout" svg:width="1.698cm" svg:height="1.505cm" svg:x="17.547cm" svg:y="7.604cm">
          <draw:text-box>
            <text:p><text:span text:style-name="T3">C1</text:span></text:p>
          </draw:text-box>
        </draw:frame>
        <draw:line draw:style-name="gr11" draw:text-style-name="P1" draw:layer="layout" svg:x1="18.895cm" svg:y1="8.591cm" svg:x2="19.501cm" svg:y2="8.591cm">
          <text:p/>
        </draw:line>
        <draw:line draw:style-name="gr11" draw:text-style-name="P1" draw:layer="layout" svg:x1="18.834cm" svg:y1="8.955cm" svg:x2="19.44cm" svg:y2="8.955cm">
          <text:p/>
        </draw:line>
        <draw:line draw:style-name="gr11" draw:text-style-name="P1" draw:layer="layout" svg:x1="18.592cm" svg:y1="9.257cm" svg:x2="19.5cm" svg:y2="9.257cm">
          <text:p/>
        </draw:line>
        <draw:custom-shape draw:style-name="gr9" draw:text-style-name="P1" draw:layer="layout" svg:width="1.817cm" svg:height="1.817cm" svg:x="18.078cm" svg:y="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078cm" svg:y1="6.049cm" svg:x2="19.895cm" svg:y2="6.049cm">
          <text:p/>
        </draw:line>
        <draw:frame draw:style-name="gr10" draw:text-style-name="P2" draw:layer="layout" svg:width="1.698cm" svg:height="1.505cm" svg:x="18.547cm" svg:y="5.304cm">
          <draw:text-box>
            <text:p><text:span text:style-name="T3">C2</text:span></text:p>
          </draw:text-box>
        </draw:frame>
        <draw:line draw:style-name="gr11" draw:text-style-name="P1" draw:layer="layout" svg:x1="19.895cm" svg:y1="6.291cm" svg:x2="20.501cm" svg:y2="6.291cm">
          <text:p/>
        </draw:line>
        <draw:line draw:style-name="gr11" draw:text-style-name="P1" draw:layer="layout" svg:x1="19.834cm" svg:y1="6.655cm" svg:x2="20.44cm" svg:y2="6.655cm">
          <text:p/>
        </draw:line>
        <draw:custom-shape draw:style-name="gr9" draw:text-style-name="P1" draw:layer="layout" svg:width="1.817cm" svg:height="1.817cm" svg:x="18.078cm" svg:y="2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078cm" svg:y1="3.05cm" svg:x2="19.895cm" svg:y2="3.05cm">
          <text:p/>
        </draw:line>
        <draw:frame draw:style-name="gr10" draw:text-style-name="P2" draw:layer="layout" svg:width="1.698cm" svg:height="1.505cm" svg:x="18.547cm" svg:y="2.305cm">
          <draw:text-box>
            <text:p><text:span text:style-name="T3">C2</text:span></text:p>
          </draw:text-box>
        </draw:frame>
        <draw:line draw:style-name="gr11" draw:text-style-name="P1" draw:layer="layout" svg:x1="19.895cm" svg:y1="3.292cm" svg:x2="20.501cm" svg:y2="3.292cm">
          <text:p/>
        </draw:line>
        <draw:line draw:style-name="gr11" draw:text-style-name="P1" draw:layer="layout" svg:x1="19.834cm" svg:y1="3.656cm" svg:x2="20.44cm" svg:y2="3.65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1H5M9S</meta:editing-duration>
    <meta:editing-cycles>21</meta:editing-cycles>
    <meta:generator>LibreOffice/6.4.5.2$Linux_X86_64 LibreOffice_project/40$Build-2</meta:generator>
    <dc:date>2020-09-21T13:41:54.704204590</dc:date>
    <meta:document-statistic meta:object-count="40"/>
  </office:meta>
</office:document-meta>
</file>